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6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7252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size="8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8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8pt"/>
    </style:style>
  </office:automatic-styles>
  <office:body>
    <office:spreadsheet>
      <table:table table:name="Savings" table:style-name="ta1" table:print="false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number-columns-repeated="5" table:default-cell-style-name="ce1"/>
        <table:table-column table:style-name="co6" table:default-cell-style-name="ce4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 office:value-type="currency" office:currency="USD" office:value="100">
            <text:p>$100.00</text:p>
          </table:table-cell>
          <table:table-cell office:value-type="string">
            <text:p><text:s/>= Principle $'s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8" office:value-type="percentage" office:value="0.05">
            <text:p>5.00%</text:p>
          </table:table-cell>
          <table:table-cell office:value-type="string">
            <text:p><text:s/>= Interest Rate %/year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5" office:value-type="string">
            <text:p>Year #</text:p>
          </table:table-cell>
          <table:table-cell table:style-name="ce5" office:value-type="string">
            <text:p>Year</text:p>
          </table:table-cell>
          <table:table-cell table:style-name="ce9" office:value-type="string">
            <text:p>Savings BOY</text:p>
          </table:table-cell>
          <table:table-cell table:style-name="ce9" office:value-type="string">
            <text:p>Interest EOY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5" office:value-type="float" office:value="0">
            <text:p>0</text:p>
          </table:table-cell>
          <table:table-cell table:style-name="ce6" office:value-type="float" office:value="2025">
            <text:p>2025</text:p>
          </table:table-cell>
          <table:table-cell table:style-name="ce10" table:formula="of:=[.G3]" office:value-type="currency" office:currency="USD" office:value="100">
            <text:p>$100.00</text:p>
          </table:table-cell>
          <table:table-cell table:style-name="ce10" table:formula="of:=[.G7]*[.$G$4]" office:value-type="currency" office:currency="USD" office:value="5">
            <text:p>$5.00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2026">
            <text:p>2026</text:p>
          </table:table-cell>
          <table:table-cell table:style-name="ce10" table:formula="of:=[.G7]+[.H7]" office:value-type="currency" office:currency="USD" office:value="105">
            <text:p>$105.00</text:p>
          </table:table-cell>
          <table:table-cell table:style-name="ce10" table:formula="of:=[.G8]*[.$G$4]" office:value-type="currency" office:currency="USD" office:value="5.25">
            <text:p>$5.25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5" office:value-type="float" office:value="2">
            <text:p>2</text:p>
          </table:table-cell>
          <table:table-cell table:style-name="ce6" office:value-type="float" office:value="2027">
            <text:p>2027</text:p>
          </table:table-cell>
          <table:table-cell table:style-name="ce10" table:formula="of:=[.G8]+[.H8]" office:value-type="currency" office:currency="USD" office:value="110.25">
            <text:p>$110.25</text:p>
          </table:table-cell>
          <table:table-cell table:style-name="ce10" table:formula="of:=[.G9]*[.$G$4]" office:value-type="currency" office:currency="USD" office:value="5.5125">
            <text:p>$5.51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">
            <text:p>3</text:p>
          </table:table-cell>
          <table:table-cell table:style-name="ce6" office:value-type="float" office:value="2028">
            <text:p>2028</text:p>
          </table:table-cell>
          <table:table-cell table:style-name="ce10" table:formula="of:=[.G9]+[.H9]" office:value-type="currency" office:currency="USD" office:value="115.7625">
            <text:p>$115.76</text:p>
          </table:table-cell>
          <table:table-cell table:style-name="ce10" table:formula="of:=[.G10]*[.$G$4]" office:value-type="currency" office:currency="USD" office:value="5.788125">
            <text:p>$5.7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">
            <text:p>4</text:p>
          </table:table-cell>
          <table:table-cell table:style-name="ce6" office:value-type="float" office:value="2029">
            <text:p>2029</text:p>
          </table:table-cell>
          <table:table-cell table:style-name="ce10" table:formula="of:=[.G10]+[.H10]" office:value-type="currency" office:currency="USD" office:value="121.550625">
            <text:p>$121.55</text:p>
          </table:table-cell>
          <table:table-cell table:style-name="ce10" table:formula="of:=[.G11]*[.$G$4]" office:value-type="currency" office:currency="USD" office:value="6.07753125">
            <text:p>$6.0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5">
            <text:p>5</text:p>
          </table:table-cell>
          <table:table-cell table:style-name="ce6" office:value-type="float" office:value="2030">
            <text:p>2030</text:p>
          </table:table-cell>
          <table:table-cell table:style-name="ce10" table:formula="of:=[.G11]+[.H11]" office:value-type="currency" office:currency="USD" office:value="127.62815625">
            <text:p>$127.63</text:p>
          </table:table-cell>
          <table:table-cell table:style-name="ce10" table:formula="of:=[.G12]*[.$G$4]" office:value-type="currency" office:currency="USD" office:value="6.3814078125">
            <text:p>$6.3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6">
            <text:p>6</text:p>
          </table:table-cell>
          <table:table-cell table:style-name="ce6" office:value-type="float" office:value="2031">
            <text:p>2031</text:p>
          </table:table-cell>
          <table:table-cell table:style-name="ce10" table:formula="of:=[.G12]+[.H12]" office:value-type="currency" office:currency="USD" office:value="134.0095640625">
            <text:p>$134.01</text:p>
          </table:table-cell>
          <table:table-cell table:style-name="ce10" table:formula="of:=[.G13]*[.$G$4]" office:value-type="currency" office:currency="USD" office:value="6.700478203125">
            <text:p>$6.7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7">
            <text:p>7</text:p>
          </table:table-cell>
          <table:table-cell table:style-name="ce6" office:value-type="float" office:value="2032">
            <text:p>2032</text:p>
          </table:table-cell>
          <table:table-cell table:style-name="ce10" table:formula="of:=[.G13]+[.H13]" office:value-type="currency" office:currency="USD" office:value="140.710042265625">
            <text:p>$140.71</text:p>
          </table:table-cell>
          <table:table-cell table:style-name="ce10" table:formula="of:=[.G14]*[.$G$4]" office:value-type="currency" office:currency="USD" office:value="7.03550211328125">
            <text:p>$7.0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8">
            <text:p>8</text:p>
          </table:table-cell>
          <table:table-cell table:style-name="ce6" office:value-type="float" office:value="2033">
            <text:p>2033</text:p>
          </table:table-cell>
          <table:table-cell table:style-name="ce10" table:formula="of:=[.G14]+[.H14]" office:value-type="currency" office:currency="USD" office:value="147.745544378906">
            <text:p>$147.75</text:p>
          </table:table-cell>
          <table:table-cell table:style-name="ce10" table:formula="of:=[.G15]*[.$G$4]" office:value-type="currency" office:currency="USD" office:value="7.38727721894531">
            <text:p>$7.3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9">
            <text:p>9</text:p>
          </table:table-cell>
          <table:table-cell table:style-name="ce6" office:value-type="float" office:value="2034">
            <text:p>2034</text:p>
          </table:table-cell>
          <table:table-cell table:style-name="ce10" table:formula="of:=[.G15]+[.H15]" office:value-type="currency" office:currency="USD" office:value="155.132821597852">
            <text:p>$155.13</text:p>
          </table:table-cell>
          <table:table-cell table:style-name="ce10" table:formula="of:=[.G16]*[.$G$4]" office:value-type="currency" office:currency="USD" office:value="7.75664107989258">
            <text:p>$7.7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0">
            <text:p>10</text:p>
          </table:table-cell>
          <table:table-cell table:style-name="ce6" office:value-type="float" office:value="2035">
            <text:p>2035</text:p>
          </table:table-cell>
          <table:table-cell table:style-name="ce10" table:formula="of:=[.G16]+[.H16]" office:value-type="currency" office:currency="USD" office:value="162.889462677744">
            <text:p>$162.89</text:p>
          </table:table-cell>
          <table:table-cell table:style-name="ce10" table:formula="of:=[.G17]*[.$G$4]" office:value-type="currency" office:currency="USD" office:value="8.14447313388721">
            <text:p>$8.1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1">
            <text:p>11</text:p>
          </table:table-cell>
          <table:table-cell table:style-name="ce6" office:value-type="float" office:value="2036">
            <text:p>2036</text:p>
          </table:table-cell>
          <table:table-cell table:style-name="ce10" table:formula="of:=[.G17]+[.H17]" office:value-type="currency" office:currency="USD" office:value="171.033935811631">
            <text:p>$171.03</text:p>
          </table:table-cell>
          <table:table-cell table:style-name="ce10" table:formula="of:=[.G18]*[.$G$4]" office:value-type="currency" office:currency="USD" office:value="8.55169679058156">
            <text:p>$8.5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2">
            <text:p>12</text:p>
          </table:table-cell>
          <table:table-cell table:style-name="ce6" office:value-type="float" office:value="2037">
            <text:p>2037</text:p>
          </table:table-cell>
          <table:table-cell table:style-name="ce10" table:formula="of:=[.G18]+[.H18]" office:value-type="currency" office:currency="USD" office:value="179.585632602213">
            <text:p>$179.59</text:p>
          </table:table-cell>
          <table:table-cell table:style-name="ce10" table:formula="of:=[.G19]*[.$G$4]" office:value-type="currency" office:currency="USD" office:value="8.97928163011064">
            <text:p>$8.9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3">
            <text:p>13</text:p>
          </table:table-cell>
          <table:table-cell table:style-name="ce6" office:value-type="float" office:value="2038">
            <text:p>2038</text:p>
          </table:table-cell>
          <table:table-cell table:style-name="ce10" table:formula="of:=[.G19]+[.H19]" office:value-type="currency" office:currency="USD" office:value="188.564914232324">
            <text:p>$188.56</text:p>
          </table:table-cell>
          <table:table-cell table:style-name="ce10" table:formula="of:=[.G20]*[.$G$4]" office:value-type="currency" office:currency="USD" office:value="9.42824571161618">
            <text:p>$9.4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4">
            <text:p>14</text:p>
          </table:table-cell>
          <table:table-cell table:style-name="ce6" office:value-type="float" office:value="2039">
            <text:p>2039</text:p>
          </table:table-cell>
          <table:table-cell table:style-name="ce10" table:formula="of:=[.G20]+[.H20]" office:value-type="currency" office:currency="USD" office:value="197.99315994394">
            <text:p>$197.99</text:p>
          </table:table-cell>
          <table:table-cell table:style-name="ce10" table:formula="of:=[.G21]*[.$G$4]" office:value-type="currency" office:currency="USD" office:value="9.89965799719698">
            <text:p>$9.9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5">
            <text:p>15</text:p>
          </table:table-cell>
          <table:table-cell table:style-name="ce6" office:value-type="float" office:value="2040">
            <text:p>2040</text:p>
          </table:table-cell>
          <table:table-cell table:style-name="ce10" table:formula="of:=[.G21]+[.H21]" office:value-type="currency" office:currency="USD" office:value="207.892817941137">
            <text:p>$207.89</text:p>
          </table:table-cell>
          <table:table-cell table:style-name="ce10" table:formula="of:=[.G22]*[.$G$4]" office:value-type="currency" office:currency="USD" office:value="10.3946408970568">
            <text:p>$10.3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6">
            <text:p>16</text:p>
          </table:table-cell>
          <table:table-cell table:style-name="ce6" office:value-type="float" office:value="2041">
            <text:p>2041</text:p>
          </table:table-cell>
          <table:table-cell table:style-name="ce10" table:formula="of:=[.G22]+[.H22]" office:value-type="currency" office:currency="USD" office:value="218.287458838193">
            <text:p>$218.29</text:p>
          </table:table-cell>
          <table:table-cell table:style-name="ce10" table:formula="of:=[.G23]*[.$G$4]" office:value-type="currency" office:currency="USD" office:value="10.9143729419097">
            <text:p>$10.9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7">
            <text:p>17</text:p>
          </table:table-cell>
          <table:table-cell table:style-name="ce6" office:value-type="float" office:value="2042">
            <text:p>2042</text:p>
          </table:table-cell>
          <table:table-cell table:style-name="ce10" table:formula="of:=[.G23]+[.H23]" office:value-type="currency" office:currency="USD" office:value="229.201831780103">
            <text:p>$229.20</text:p>
          </table:table-cell>
          <table:table-cell table:style-name="ce10" table:formula="of:=[.G24]*[.$G$4]" office:value-type="currency" office:currency="USD" office:value="11.4600915890052">
            <text:p>$11.4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8">
            <text:p>18</text:p>
          </table:table-cell>
          <table:table-cell table:style-name="ce6" office:value-type="float" office:value="2043">
            <text:p>2043</text:p>
          </table:table-cell>
          <table:table-cell table:style-name="ce10" table:formula="of:=[.G24]+[.H24]" office:value-type="currency" office:currency="USD" office:value="240.661923369108">
            <text:p>$240.66</text:p>
          </table:table-cell>
          <table:table-cell table:style-name="ce10" table:formula="of:=[.G25]*[.$G$4]" office:value-type="currency" office:currency="USD" office:value="12.0330961684554">
            <text:p>$12.0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19">
            <text:p>19</text:p>
          </table:table-cell>
          <table:table-cell table:style-name="ce6" office:value-type="float" office:value="2044">
            <text:p>2044</text:p>
          </table:table-cell>
          <table:table-cell table:style-name="ce10" table:formula="of:=[.G25]+[.H25]" office:value-type="currency" office:currency="USD" office:value="252.695019537564">
            <text:p>$252.70</text:p>
          </table:table-cell>
          <table:table-cell table:style-name="ce10" table:formula="of:=[.G26]*[.$G$4]" office:value-type="currency" office:currency="USD" office:value="12.6347509768782">
            <text:p>$12.6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0">
            <text:p>20</text:p>
          </table:table-cell>
          <table:table-cell table:style-name="ce6" office:value-type="float" office:value="2045">
            <text:p>2045</text:p>
          </table:table-cell>
          <table:table-cell table:style-name="ce10" table:formula="of:=[.G26]+[.H26]" office:value-type="currency" office:currency="USD" office:value="265.329770514442">
            <text:p>$265.33</text:p>
          </table:table-cell>
          <table:table-cell table:style-name="ce10" table:formula="of:=[.G27]*[.$G$4]" office:value-type="currency" office:currency="USD" office:value="13.2664885257221">
            <text:p>$13.2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1">
            <text:p>21</text:p>
          </table:table-cell>
          <table:table-cell table:style-name="ce6" office:value-type="float" office:value="2046">
            <text:p>2046</text:p>
          </table:table-cell>
          <table:table-cell table:style-name="ce10" table:formula="of:=[.G27]+[.H27]" office:value-type="currency" office:currency="USD" office:value="278.596259040164">
            <text:p>$278.60</text:p>
          </table:table-cell>
          <table:table-cell table:style-name="ce10" table:formula="of:=[.G28]*[.$G$4]" office:value-type="currency" office:currency="USD" office:value="13.9298129520082">
            <text:p>$13.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2">
            <text:p>22</text:p>
          </table:table-cell>
          <table:table-cell table:style-name="ce6" office:value-type="float" office:value="2047">
            <text:p>2047</text:p>
          </table:table-cell>
          <table:table-cell table:style-name="ce10" table:formula="of:=[.G28]+[.H28]" office:value-type="currency" office:currency="USD" office:value="292.526071992172">
            <text:p>$292.53</text:p>
          </table:table-cell>
          <table:table-cell table:style-name="ce10" table:formula="of:=[.G29]*[.$G$4]" office:value-type="currency" office:currency="USD" office:value="14.6263035996086">
            <text:p>$14.6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3">
            <text:p>23</text:p>
          </table:table-cell>
          <table:table-cell table:style-name="ce6" office:value-type="float" office:value="2048">
            <text:p>2048</text:p>
          </table:table-cell>
          <table:table-cell table:style-name="ce10" table:formula="of:=[.G29]+[.H29]" office:value-type="currency" office:currency="USD" office:value="307.152375591781">
            <text:p>$307.15</text:p>
          </table:table-cell>
          <table:table-cell table:style-name="ce10" table:formula="of:=[.G30]*[.$G$4]" office:value-type="currency" office:currency="USD" office:value="15.357618779589">
            <text:p>$15.3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4">
            <text:p>24</text:p>
          </table:table-cell>
          <table:table-cell table:style-name="ce6" office:value-type="float" office:value="2049">
            <text:p>2049</text:p>
          </table:table-cell>
          <table:table-cell table:style-name="ce10" table:formula="of:=[.G30]+[.H30]" office:value-type="currency" office:currency="USD" office:value="322.50999437137">
            <text:p>$322.51</text:p>
          </table:table-cell>
          <table:table-cell table:style-name="ce10" table:formula="of:=[.G31]*[.$G$4]" office:value-type="currency" office:currency="USD" office:value="16.1254997185685">
            <text:p>$16.1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5">
            <text:p>25</text:p>
          </table:table-cell>
          <table:table-cell table:style-name="ce6" office:value-type="float" office:value="2050">
            <text:p>2050</text:p>
          </table:table-cell>
          <table:table-cell table:style-name="ce10" table:formula="of:=[.G31]+[.H31]" office:value-type="currency" office:currency="USD" office:value="338.635494089938">
            <text:p>$338.64</text:p>
          </table:table-cell>
          <table:table-cell table:style-name="ce10" table:formula="of:=[.G32]*[.$G$4]" office:value-type="currency" office:currency="USD" office:value="16.9317747044969">
            <text:p>$16.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6">
            <text:p>26</text:p>
          </table:table-cell>
          <table:table-cell table:style-name="ce6" office:value-type="float" office:value="2051">
            <text:p>2051</text:p>
          </table:table-cell>
          <table:table-cell table:style-name="ce10" table:formula="of:=[.G32]+[.H32]" office:value-type="currency" office:currency="USD" office:value="355.567268794435">
            <text:p>$355.57</text:p>
          </table:table-cell>
          <table:table-cell table:style-name="ce10" table:formula="of:=[.G33]*[.$G$4]" office:value-type="currency" office:currency="USD" office:value="17.7783634397218">
            <text:p>$17.7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7">
            <text:p>27</text:p>
          </table:table-cell>
          <table:table-cell table:style-name="ce6" office:value-type="float" office:value="2052">
            <text:p>2052</text:p>
          </table:table-cell>
          <table:table-cell table:style-name="ce10" table:formula="of:=[.G33]+[.H33]" office:value-type="currency" office:currency="USD" office:value="373.345632234157">
            <text:p>$373.35</text:p>
          </table:table-cell>
          <table:table-cell table:style-name="ce10" table:formula="of:=[.G34]*[.$G$4]" office:value-type="currency" office:currency="USD" office:value="18.6672816117078">
            <text:p>$18.6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8">
            <text:p>28</text:p>
          </table:table-cell>
          <table:table-cell table:style-name="ce6" office:value-type="float" office:value="2053">
            <text:p>2053</text:p>
          </table:table-cell>
          <table:table-cell table:style-name="ce10" table:formula="of:=[.G34]+[.H34]" office:value-type="currency" office:currency="USD" office:value="392.012913845865">
            <text:p>$392.01</text:p>
          </table:table-cell>
          <table:table-cell table:style-name="ce10" table:formula="of:=[.G35]*[.$G$4]" office:value-type="currency" office:currency="USD" office:value="19.6006456922932">
            <text:p>$19.6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29">
            <text:p>29</text:p>
          </table:table-cell>
          <table:table-cell table:style-name="ce6" office:value-type="float" office:value="2054">
            <text:p>2054</text:p>
          </table:table-cell>
          <table:table-cell table:style-name="ce10" table:formula="of:=[.G35]+[.H35]" office:value-type="currency" office:currency="USD" office:value="411.613559538158">
            <text:p>$411.61</text:p>
          </table:table-cell>
          <table:table-cell table:style-name="ce10" table:formula="of:=[.G36]*[.$G$4]" office:value-type="currency" office:currency="USD" office:value="20.5806779769079">
            <text:p>$20.5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0">
            <text:p>30</text:p>
          </table:table-cell>
          <table:table-cell table:style-name="ce6" office:value-type="float" office:value="2055">
            <text:p>2055</text:p>
          </table:table-cell>
          <table:table-cell table:style-name="ce10" table:formula="of:=[.G36]+[.H36]" office:value-type="currency" office:currency="USD" office:value="432.194237515066">
            <text:p>$432.19</text:p>
          </table:table-cell>
          <table:table-cell table:style-name="ce10" table:formula="of:=[.G37]*[.$G$4]" office:value-type="currency" office:currency="USD" office:value="21.6097118757533">
            <text:p>$21.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1">
            <text:p>31</text:p>
          </table:table-cell>
          <table:table-cell table:style-name="ce6" office:value-type="float" office:value="2056">
            <text:p>2056</text:p>
          </table:table-cell>
          <table:table-cell table:style-name="ce10" table:formula="of:=[.G37]+[.H37]" office:value-type="currency" office:currency="USD" office:value="453.803949390819">
            <text:p>$453.80</text:p>
          </table:table-cell>
          <table:table-cell table:style-name="ce10" table:formula="of:=[.G38]*[.$G$4]" office:value-type="currency" office:currency="USD" office:value="22.690197469541">
            <text:p>$22.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2">
            <text:p>32</text:p>
          </table:table-cell>
          <table:table-cell table:style-name="ce6" office:value-type="float" office:value="2057">
            <text:p>2057</text:p>
          </table:table-cell>
          <table:table-cell table:style-name="ce10" table:formula="of:=[.G38]+[.H38]" office:value-type="currency" office:currency="USD" office:value="476.49414686036">
            <text:p>$476.49</text:p>
          </table:table-cell>
          <table:table-cell table:style-name="ce10" table:formula="of:=[.G39]*[.$G$4]" office:value-type="currency" office:currency="USD" office:value="23.824707343018">
            <text:p>$23.8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3">
            <text:p>33</text:p>
          </table:table-cell>
          <table:table-cell table:style-name="ce6" office:value-type="float" office:value="2058">
            <text:p>2058</text:p>
          </table:table-cell>
          <table:table-cell table:style-name="ce10" table:formula="of:=[.G39]+[.H39]" office:value-type="currency" office:currency="USD" office:value="500.318854203378">
            <text:p>$500.32</text:p>
          </table:table-cell>
          <table:table-cell table:style-name="ce10" table:formula="of:=[.G40]*[.$G$4]" office:value-type="currency" office:currency="USD" office:value="25.0159427101689">
            <text:p>$25.0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4">
            <text:p>34</text:p>
          </table:table-cell>
          <table:table-cell table:style-name="ce6" office:value-type="float" office:value="2059">
            <text:p>2059</text:p>
          </table:table-cell>
          <table:table-cell table:style-name="ce10" table:formula="of:=[.G40]+[.H40]" office:value-type="currency" office:currency="USD" office:value="525.334796913547">
            <text:p>$525.33</text:p>
          </table:table-cell>
          <table:table-cell table:style-name="ce10" table:formula="of:=[.G41]*[.$G$4]" office:value-type="currency" office:currency="USD" office:value="26.2667398456774">
            <text:p>$26.2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5">
            <text:p>35</text:p>
          </table:table-cell>
          <table:table-cell table:style-name="ce6" office:value-type="float" office:value="2060">
            <text:p>2060</text:p>
          </table:table-cell>
          <table:table-cell table:style-name="ce10" table:formula="of:=[.G41]+[.H41]" office:value-type="currency" office:currency="USD" office:value="551.601536759225">
            <text:p>$551.60</text:p>
          </table:table-cell>
          <table:table-cell table:style-name="ce10" table:formula="of:=[.G42]*[.$G$4]" office:value-type="currency" office:currency="USD" office:value="27.5800768379612">
            <text:p>$27.5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6">
            <text:p>36</text:p>
          </table:table-cell>
          <table:table-cell table:style-name="ce6" office:value-type="float" office:value="2061">
            <text:p>2061</text:p>
          </table:table-cell>
          <table:table-cell table:style-name="ce10" table:formula="of:=[.G42]+[.H42]" office:value-type="currency" office:currency="USD" office:value="579.181613597186">
            <text:p>$579.18</text:p>
          </table:table-cell>
          <table:table-cell table:style-name="ce10" table:formula="of:=[.G43]*[.$G$4]" office:value-type="currency" office:currency="USD" office:value="28.9590806798593">
            <text:p>$28.9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7">
            <text:p>37</text:p>
          </table:table-cell>
          <table:table-cell table:style-name="ce6" office:value-type="float" office:value="2062">
            <text:p>2062</text:p>
          </table:table-cell>
          <table:table-cell table:style-name="ce10" table:formula="of:=[.G43]+[.H43]" office:value-type="currency" office:currency="USD" office:value="608.140694277045">
            <text:p>$608.14</text:p>
          </table:table-cell>
          <table:table-cell table:style-name="ce10" table:formula="of:=[.G44]*[.$G$4]" office:value-type="currency" office:currency="USD" office:value="30.4070347138523">
            <text:p>$30.4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8">
            <text:p>38</text:p>
          </table:table-cell>
          <table:table-cell table:style-name="ce6" office:value-type="float" office:value="2063">
            <text:p>2063</text:p>
          </table:table-cell>
          <table:table-cell table:style-name="ce10" table:formula="of:=[.G44]+[.H44]" office:value-type="currency" office:currency="USD" office:value="638.547728990897">
            <text:p>$638.55</text:p>
          </table:table-cell>
          <table:table-cell table:style-name="ce10" table:formula="of:=[.G45]*[.$G$4]" office:value-type="currency" office:currency="USD" office:value="31.9273864495449">
            <text:p>$31.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39">
            <text:p>39</text:p>
          </table:table-cell>
          <table:table-cell table:style-name="ce6" office:value-type="float" office:value="2064">
            <text:p>2064</text:p>
          </table:table-cell>
          <table:table-cell table:style-name="ce10" table:formula="of:=[.G45]+[.H45]" office:value-type="currency" office:currency="USD" office:value="670.475115440442">
            <text:p>$670.48</text:p>
          </table:table-cell>
          <table:table-cell table:style-name="ce10" table:formula="of:=[.G46]*[.$G$4]" office:value-type="currency" office:currency="USD" office:value="33.5237557720221">
            <text:p>$33.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0">
            <text:p>40</text:p>
          </table:table-cell>
          <table:table-cell table:style-name="ce6" office:value-type="float" office:value="2065">
            <text:p>2065</text:p>
          </table:table-cell>
          <table:table-cell table:style-name="ce10" table:formula="of:=[.G46]+[.H46]" office:value-type="currency" office:currency="USD" office:value="703.998871212464">
            <text:p>$704.00</text:p>
          </table:table-cell>
          <table:table-cell table:style-name="ce10" table:formula="of:=[.G47]*[.$G$4]" office:value-type="currency" office:currency="USD" office:value="35.1999435606232">
            <text:p>$35.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1">
            <text:p>41</text:p>
          </table:table-cell>
          <table:table-cell table:style-name="ce6" office:value-type="float" office:value="2066">
            <text:p>2066</text:p>
          </table:table-cell>
          <table:table-cell table:style-name="ce10" table:formula="of:=[.G47]+[.H47]" office:value-type="currency" office:currency="USD" office:value="739.198814773087">
            <text:p>$739.20</text:p>
          </table:table-cell>
          <table:table-cell table:style-name="ce10" table:formula="of:=[.G48]*[.$G$4]" office:value-type="currency" office:currency="USD" office:value="36.9599407386544">
            <text:p>$36.9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2">
            <text:p>42</text:p>
          </table:table-cell>
          <table:table-cell table:style-name="ce6" office:value-type="float" office:value="2067">
            <text:p>2067</text:p>
          </table:table-cell>
          <table:table-cell table:style-name="ce10" table:formula="of:=[.G48]+[.H48]" office:value-type="currency" office:currency="USD" office:value="776.158755511742">
            <text:p>$776.16</text:p>
          </table:table-cell>
          <table:table-cell table:style-name="ce10" table:formula="of:=[.G49]*[.$G$4]" office:value-type="currency" office:currency="USD" office:value="38.8079377755871">
            <text:p>$38.8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3">
            <text:p>43</text:p>
          </table:table-cell>
          <table:table-cell table:style-name="ce6" office:value-type="float" office:value="2068">
            <text:p>2068</text:p>
          </table:table-cell>
          <table:table-cell table:style-name="ce10" table:formula="of:=[.G49]+[.H49]" office:value-type="currency" office:currency="USD" office:value="814.966693287329">
            <text:p>$814.97</text:p>
          </table:table-cell>
          <table:table-cell table:style-name="ce10" table:formula="of:=[.G50]*[.$G$4]" office:value-type="currency" office:currency="USD" office:value="40.7483346643665">
            <text:p>$40.7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4">
            <text:p>44</text:p>
          </table:table-cell>
          <table:table-cell table:style-name="ce6" office:value-type="float" office:value="2069">
            <text:p>2069</text:p>
          </table:table-cell>
          <table:table-cell table:style-name="ce10" table:formula="of:=[.G50]+[.H50]" office:value-type="currency" office:currency="USD" office:value="855.715027951695">
            <text:p>$855.72</text:p>
          </table:table-cell>
          <table:table-cell table:style-name="ce10" table:formula="of:=[.G51]*[.$G$4]" office:value-type="currency" office:currency="USD" office:value="42.7857513975848">
            <text:p>$42.7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5">
            <text:p>45</text:p>
          </table:table-cell>
          <table:table-cell table:style-name="ce6" office:value-type="float" office:value="2070">
            <text:p>2070</text:p>
          </table:table-cell>
          <table:table-cell table:style-name="ce10" table:formula="of:=[.G51]+[.H51]" office:value-type="currency" office:currency="USD" office:value="898.50077934928">
            <text:p>$898.50</text:p>
          </table:table-cell>
          <table:table-cell table:style-name="ce10" table:formula="of:=[.G52]*[.$G$4]" office:value-type="currency" office:currency="USD" office:value="44.925038967464">
            <text:p>$44.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6">
            <text:p>46</text:p>
          </table:table-cell>
          <table:table-cell table:style-name="ce6" office:value-type="float" office:value="2071">
            <text:p>2071</text:p>
          </table:table-cell>
          <table:table-cell table:style-name="ce10" table:formula="of:=[.G52]+[.H52]" office:value-type="currency" office:currency="USD" office:value="943.425818316744">
            <text:p>$943.43</text:p>
          </table:table-cell>
          <table:table-cell table:style-name="ce10" table:formula="of:=[.G53]*[.$G$4]" office:value-type="currency" office:currency="USD" office:value="47.1712909158372">
            <text:p>$47.1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7">
            <text:p>47</text:p>
          </table:table-cell>
          <table:table-cell table:style-name="ce6" office:value-type="float" office:value="2072">
            <text:p>2072</text:p>
          </table:table-cell>
          <table:table-cell table:style-name="ce10" table:formula="of:=[.G53]+[.H53]" office:value-type="currency" office:currency="USD" office:value="990.597109232581">
            <text:p>$990.60</text:p>
          </table:table-cell>
          <table:table-cell table:style-name="ce10" table:formula="of:=[.G54]*[.$G$4]" office:value-type="currency" office:currency="USD" office:value="49.5298554616291">
            <text:p>$49.5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8">
            <text:p>48</text:p>
          </table:table-cell>
          <table:table-cell table:style-name="ce6" office:value-type="float" office:value="2073">
            <text:p>2073</text:p>
          </table:table-cell>
          <table:table-cell table:style-name="ce10" table:formula="of:=[.G54]+[.H54]" office:value-type="currency" office:currency="USD" office:value="1040.12696469421">
            <text:p>$1,040.13</text:p>
          </table:table-cell>
          <table:table-cell table:style-name="ce10" table:formula="of:=[.G55]*[.$G$4]" office:value-type="currency" office:currency="USD" office:value="52.0063482347105">
            <text:p>$52.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49">
            <text:p>49</text:p>
          </table:table-cell>
          <table:table-cell table:style-name="ce6" office:value-type="float" office:value="2074">
            <text:p>2074</text:p>
          </table:table-cell>
          <table:table-cell table:style-name="ce10" table:formula="of:=[.G55]+[.H55]" office:value-type="currency" office:currency="USD" office:value="1092.13331292892">
            <text:p>$1,092.13</text:p>
          </table:table-cell>
          <table:table-cell table:style-name="ce10" table:formula="of:=[.G56]*[.$G$4]" office:value-type="currency" office:currency="USD" office:value="54.6066656464461">
            <text:p>$54.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style-name="ce5" office:value-type="float" office:value="50">
            <text:p>50</text:p>
          </table:table-cell>
          <table:table-cell table:style-name="ce6" office:value-type="float" office:value="2075">
            <text:p>2075</text:p>
          </table:table-cell>
          <table:table-cell table:style-name="ce10" table:formula="of:=[.G56]+[.H56]" office:value-type="currency" office:currency="USD" office:value="1146.73997857537">
            <text:p>$1,146.74</text:p>
          </table:table-cell>
          <table:table-cell table:style-name="ce10" table:formula="of:=[.G57]*[.$G$4]" office:value-type="currency" office:currency="USD" office:value="57.3369989287684">
            <text:p>$57.34</text:p>
          </table:table-cell>
          <table:table-cell table:number-columns-repeated="10"/>
        </table:table-row>
        <table:table-row table:style-name="ro1" table:number-rows-repeated="1048518">
          <table:table-cell table:number-columns-repeated="18"/>
        </table:table-row>
        <table:table-row table:style-name="ro1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3">02/03/2025</text:date>, <text:time>13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1T15:41:25.72</meta:creation-date>
    <meta:editing-duration>PT17M17S</meta:editing-duration>
    <meta:editing-cycles>4</meta:editing-cycles>
    <meta:generator>OpenOffice/4.1.12$Win32 OpenOffice.org_project/4112m1$Build-9809</meta:generator>
    <meta:initial-creator>Mark Lehr</meta:initial-creator>
    <dc:date>2025-02-03T13:38:10.90</dc:date>
    <meta:document-statistic meta:table-count="1" meta:cell-count="212" meta:object-count="0"/>
  </office:meta>
</office:document-meta>
</file>